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0003cfa9" officeooo:paragraph-rsid="0004ca9c" style:font-style-asian="normal" style:font-weight-asian="normal" style:font-style-complex="normal" style:font-weight-complex="normal"/>
    </style:style>
    <style:style style:name="P6" style:family="paragraph" style:parent-style-name="Text_20_body" style:list-style-name="L4">
      <style:text-properties fo:font-style="normal" fo:font-weight="normal" officeooo:rsid="0003cfa9" officeooo:paragraph-rsid="0004ca9c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officeooo:paragraph-rsid="0004ca9c"/>
    </style:style>
    <style:style style:name="P9" style:family="paragraph" style:parent-style-name="Text_20_body">
      <style:text-properties officeooo:rsid="0004ca9c" officeooo:paragraph-rsid="0004ca9c"/>
    </style:style>
    <style:style style:name="P10" style:family="paragraph" style:parent-style-name="Text_20_body" style:list-style-name="L3">
      <style:text-properties officeooo:paragraph-rsid="0003cfa9"/>
    </style:style>
    <style:style style:name="P11" style:family="paragraph" style:parent-style-name="Text_20_body">
      <style:text-properties style:font-name="Courier 10 Pitch" fo:font-size="8pt" fo:font-style="normal" fo:font-weight="normal" officeooo:rsid="0003cfa9" officeooo:paragraph-rsid="0004ca9c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3cfa9" officeooo:paragraph-rsid="0003cfa9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ca9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4ca9c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3cfa9" style:font-style-asian="italic" style:font-weight-asian="bold" style:font-style-complex="italic" style:font-weight-complex="bold"/>
    </style:style>
    <style:style style:name="T6" style:family="text">
      <style:text-properties officeooo:rsid="0003cfa9"/>
    </style:style>
    <style:style style:name="T7" style:family="text">
      <style:text-properties officeooo:rsid="0004ca9c"/>
    </style:style>
    <style:style style:name="T8" style:family="text">
      <style:text-properties fo:font-style="normal" fo:font-weight="normal" officeooo:rsid="0003cfa9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 : <text:span text:style-name="T6">Requête SOAP</text:span></text:h>
      <text:p text:style-name="Standard"/>
      <text:p text:style-name="P12">Dans ce TP, nous voulons <text:span text:style-name="T6">effectuer une requête SOAP et vérifier la présence d’un tag dans la réponse</text:span>: </text:p>
      <text:p text:style-name="P12"/>
      <text:p text:style-name="P13">Le service Web que nous allons utiliser est défini par le WSDL suivant :</text:p>
      <text:p text:style-name="P13">http://www.webservicex.net/globalweather.asmx?wsdl</text:p>
      <text:p text:style-name="P1"/>
      <text:p text:style-name="P3"/>
      <text:list xml:id="list7537852186127448031" text:style-name="L3">
        <text:list-item>
          <text:p text:style-name="P10"><text:span text:style-name="T8">Créer un nouveau plan de test à partir du modèle «</text:span><text:span text:style-name="T5"> Buildin</text:span><text:span text:style-name="T4">g</text:span><text:span text:style-name="T5"> a Webservice Test Plan </text:span><text:span text:style-name="T8">»</text:span></text:p>
        </text:list-item>
        <text:list-item>
          <text:p text:style-name="P10"><text:span text:style-name="T8">Visualiser les éléments de configuration et les modifier pour attaquer notre service web de test</text:span></text:p>
        </text:list-item>
      </text:list>
      <text:p text:style-name="P5"/>
      <text:p text:style-name="P5"><text:span text:style-name="T7">Nous voulons utiliser le endpoint suivant : GlobalWeatherSoap.GetCitiesByCountry</text:span></text:p>
      <text:p text:style-name="P5"><text:span text:style-name="T7">Les paramètres de l’échantillon sont alors :</text:span></text:p>
      <text:list xml:id="list7073244187277065247" text:style-name="L4">
        <text:list-item>
          <text:p text:style-name="P6"><text:span text:style-name="T7">Méthode POST</text:span></text:p>
        </text:list-item>
        <text:list-item>
          <text:p text:style-name="P6"><text:span text:style-name="T7">Chemin /gglobalweather.asmx</text:span></text:p>
        </text:list-item>
        <text:list-item>
          <text:p text:style-name="P6"><text:span text:style-name="T7">Corps de la requête :</text:span></text:p>
        </text:list-item>
      </text:list>
      <text:p text:style-name="P11"><text:span text:style-name="T7">&lt;soapenv:Envelope xmlns:soapenv="http://schemas.xmlsoap.org/soap/envelope/" xmlns:web="http://www.webserviceX.NET"&gt;</text:span></text:p>
      <text:p text:style-name="P11"><text:span text:style-name="T7"><text:s text:c="3"/>&lt;soapenv:Header/&gt;</text:span></text:p>
      <text:p text:style-name="P11"><text:span text:style-name="T7"><text:s text:c="3"/>&lt;soapenv:Body&gt;</text:span></text:p>
      <text:p text:style-name="P11"><text:span text:style-name="T7"><text:s text:c="6"/>&lt;web:GetCitiesByCountry&gt;</text:span></text:p>
      <text:p text:style-name="P11"><text:span text:style-name="T7"><text:s text:c="9"/>&lt;!--Optional:--&gt;</text:span></text:p>
      <text:p text:style-name="P11"><text:span text:style-name="T7"><text:s text:c="9"/>&lt;web:CountryName&gt;France&lt;/web:CountryName&gt;</text:span></text:p>
      <text:p text:style-name="P11"><text:span text:style-name="T7"><text:s text:c="6"/>&lt;/web:GetCitiesByCountry&gt;</text:span></text:p>
      <text:p text:style-name="P11"><text:span text:style-name="T7"><text:s text:c="3"/>&lt;/soapenv:Body&gt;</text:span></text:p>
      <text:p text:style-name="P11"><text:span text:style-name="T7">&lt;/soapenv:Envelope&gt;</text:span></text:p>
      <text:p text:style-name="P8"/>
      <text:p text:style-name="P8"/>
      <text:p text:style-name="P9">Ajouter un Arbre de résultat et une assertion Réponse vérifiant la balise <text:span text:style-name="T3">&lt;/GetCitiesByCountryResponse&gt;</text:span></text:p>
      <text:p text:style-name="P9"/>
      <text:p text:style-name="P9">Exécuter le test</text:p>
      <text:p text:style-name="Standard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7-05-02T14:34:28.912394758</dc:date>
    <meta:editing-duration>PT4H1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27" meta:character-count="1054" meta:non-whitespace-character-count="916"/>
  </office:meta>
</office:document-meta>
</file>